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Renderer.encodeBegin( FacesContext facesContext , UIComponent componen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LinkRenderer.encodeEnd( FacesContext faces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